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7.3cm"/>
    </style:style>
    <style:style style:name="gr2" style:family="graphic" style:parent-style-name="standard">
      <style:graphic-properties draw:textarea-horizontal-align="justify" draw:textarea-vertical-align="middle" draw:auto-grow-height="false" fo:min-height="1.66cm" fo:min-width="4.238cm"/>
    </style:style>
    <style:style style:name="gr3" style:family="graphic" style:parent-style-name="standard">
      <style:graphic-properties draw:textarea-horizontal-align="justify" draw:textarea-vertical-align="middle" draw:auto-grow-height="false" fo:min-height="2.45cm" fo:min-width="2.95cm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6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46cm" fo:min-width="4.978cm"/>
    </style:style>
    <style:style style:name="gr8" style:family="graphic" style:parent-style-name="standard">
      <style:graphic-properties draw:textarea-horizontal-align="justify" draw:textarea-vertical-align="middle" draw:auto-grow-height="false" fo:min-height="0.946cm" fo:min-width="4.916cm"/>
    </style:style>
    <style:style style:name="gr9" style:family="graphic" style:parent-style-name="standard">
      <style:graphic-properties draw:textarea-horizontal-align="justify" draw:textarea-vertical-align="middle" draw:auto-grow-height="false" fo:min-height="2.85cm" fo:min-width="7.2cm"/>
    </style:style>
    <style:style style:name="gr10" style:family="graphic" style:parent-style-name="standard">
      <style:graphic-properties draw:textarea-horizontal-align="justify" draw:textarea-vertical-align="middle" draw:auto-grow-height="false" fo:min-height="3.25cm" fo:min-width="7.3cm"/>
    </style:style>
    <style:style style:name="gr11" style:family="graphic" style:parent-style-name="standard">
      <style:graphic-properties draw:textarea-horizontal-align="justify" draw:textarea-vertical-align="middle" draw:auto-grow-height="false" fo:min-height="2.084cm" fo:min-width="5.37cm"/>
    </style:style>
    <style:style style:name="gr12" style:family="graphic" style:parent-style-name="standard">
      <style:graphic-properties draw:textarea-horizontal-align="justify" draw:textarea-vertical-align="middle" draw:auto-grow-height="false" fo:min-height="1.514cm" fo:min-width="5.2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8cm" svg:height="2.6cm" svg:x="-21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2.7cm" svg:x="6.7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9cm" svg:height="5.4cm" svg:x="-21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6cm" svg:height="2.8cm" svg:x="-21cm" svg:y="1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cm" svg:height="2.6cm" svg:x="-21cm" svg:y="19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-21cm" svg:y1="17.3cm" svg:x2="-18.4cm" svg:y2="17.3cm">
          <text:p/>
        </draw:line>
        <draw:line draw:style-name="gr6" draw:text-style-name="P2" draw:layer="layout" svg:x1="-21cm" svg:y1="18.1cm" svg:x2="-21cm" svg:y2="21.3cm">
          <text:p/>
        </draw:line>
        <draw:line draw:style-name="gr6" draw:text-style-name="P2" draw:layer="layout" svg:x1="-18.8cm" svg:y1="15.7cm" svg:x2="-21cm" svg:y2="15.7cm">
          <text:p/>
        </draw:line>
        <draw:line draw:style-name="gr6" draw:text-style-name="P2" draw:layer="layout" svg:x1="-21cm" svg:y1="14.6cm" svg:x2="-21cm" svg:y2="17.9cm">
          <text:p/>
        </draw:line>
        <draw:custom-shape draw:style-name="gr7" draw:text-style-name="P1" draw:layer="layout" svg:width="8.7cm" svg:height="1.9cm" svg:x="5.6cm" svg:y="5.6cm">
          <text:p text:style-name="P1">zczytaj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8.6cm" svg:height="1.9cm" svg:x="5.4cm" svg:y="8.3cm">
          <text:p text:style-name="P1">zczytaj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7.7cm" svg:height="3.1cm" svg:x="6.2cm" svg:y="11.1cm">
          <text:p text:style-name="P1">X + Y = J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8cm" svg:height="3.5cm" svg:x="-21cm" svg:y="11.8cm">
          <text:p text:style-name="P1">Drukuj J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3cm" svg:height="3.3cm" svg:x="6.3cm" svg:y="19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-20cm" svg:y1="3.4cm" svg:x2="-20cm" svg:y2="5cm">
          <text:p/>
        </draw:line>
        <draw:line draw:style-name="gr6" draw:text-style-name="P2" draw:layer="layout" svg:x1="-20.9cm" svg:y1="9.3cm" svg:x2="-20.9cm" svg:y2="10.1cm">
          <text:p/>
        </draw:line>
        <draw:line draw:style-name="gr6" draw:text-style-name="P2" draw:layer="layout" svg:x1="-20.1cm" svg:y1="12.9cm" svg:x2="-20.1cm" svg:y2="14cm">
          <text:p/>
        </draw:line>
        <draw:line draw:style-name="gr6" draw:text-style-name="P2" draw:layer="layout" svg:x1="-18.6cm" svg:y1="15.5cm" svg:x2="-18.6cm" svg:y2="17.1cm">
          <text:p/>
        </draw:line>
        <draw:line draw:style-name="gr6" draw:text-style-name="P2" draw:layer="layout" svg:x1="-21cm" svg:y1="18.5cm" svg:x2="-21cm" svg:y2="19.8cm">
          <text:p/>
        </draw:line>
        <draw:custom-shape draw:style-name="gr12" draw:text-style-name="P1" draw:layer="layout" svg:width="9.2cm" svg:height="2.8cm" svg:x="5.509cm" svg:y="15.63cm">
          <text:p text:style-name="P1">Drukuj J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10.1cm" svg:y1="3.9cm" svg:x2="10cm" svg:y2="5.6cm">
          <text:p/>
        </draw:line>
        <draw:line draw:style-name="gr6" draw:text-style-name="P2" draw:layer="layout" svg:x1="9.9cm" svg:y1="7.5cm" svg:x2="9.9cm" svg:y2="8.4cm">
          <text:p/>
        </draw:line>
        <draw:line draw:style-name="gr6" draw:text-style-name="P2" draw:layer="layout" svg:x1="9.9cm" svg:y1="10.1cm" svg:x2="9.9cm" svg:y2="11.3cm">
          <text:p/>
        </draw:line>
        <draw:line draw:style-name="gr6" draw:text-style-name="P2" draw:layer="layout" svg:x1="10.1cm" svg:y1="14.2cm" svg:x2="10.1cm" svg:y2="15.8cm">
          <text:p/>
        </draw:line>
        <draw:line draw:style-name="gr6" draw:text-style-name="P2" draw:layer="layout" svg:x1="10cm" svg:y1="18.5cm" svg:x2="10.5cm" svg:y2="1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1:57.511654887</meta:creation-date>
    <dc:date>2019-09-12T11:34:01.558254985</dc:date>
    <meta:editing-duration>PT1M23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